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Text_20_body">
      <style:text-properties style:text-underline-style="solid" style:text-underline-width="auto" style:text-underline-color="font-color"/>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7">
      <style:text-properties style:text-underline-style="solid" style:text-underline-width="auto" style:text-underline-color="font-color"/>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14"><draw:image xlink:href="Pictures/200000070000556F000051183B1CC0E0.svm" xlink:type="simple" xlink:show="embed" xlink:actuate="onLoad"/></draw:frame></text:p>
      <text:p text:style-name="P10"/>
      <text:p text:style-name="P10">Geldig voor de versies:</text:p>
      <text:p text:style-name="P10">0.2.0.21</text:p>
      <text:p text:style-name="P10">0.2.0.24</text:p>
      <text:p text:style-name="P10"/>
      <text:p text:style-name="Text_20_body"><text:soft-page-break/></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9">1 Simulatie opbouwen: fysieke infrastructuur<text:tab/>3</text:p>
          <text:p text:style-name="P18">1.1 Het bouwen van de infrastructuur<text:tab/>3</text:p>
          <text:p text:style-name="P18">1.2 Het opstellen van een materieelbestand<text:tab/>6</text:p>
          <text:p text:style-name="P19">2 Simulatie opbouwen: StwSimEdit<text:tab/>7</text:p>
          <text:p text:style-name="P18">2.1 Inleidend werk<text:tab/>7</text:p>
          <text:p text:style-name="P18">2.2 Panelen aanmaken<text:tab/>8</text:p>
          <text:p text:style-name="P18">2.3 Panelen tekenen<text:tab/>9</text:p>
          <text:p text:style-name="P18">2.4 Rijwegen maken<text:tab/>11</text:p>
          <text:p text:style-name="P18">2.5 Opslaan e.d.<text:tab/>14</text:p>
          <text:p text:style-name="P19">3 Technische informatie<text:tab/>15</text:p>
          <text:p text:style-name="P18">3.1 Opbouw van StwSim<text:tab/>15</text:p>
          <text:p text:style-name="P18">3.2 Communicatie server-client<text:tab/>15</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text:span></text:p>
      <text:p text:style-name="P1">Let op!<text:span text:style-name="T5"> Bij het inladen van de tekstbestanden van de infrastructuur en het materieel is geen echt goede foutafhandeling aanwezig. Wordt een fout opgemerkt, dan sluit het programma zonder opgaaf van redenen af.</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36557937" text:style-name="L1">
        <text:list-item>
          <text:p text:style-name="P20">De naam van de simulatie, en</text:p>
        </text:list-item>
        <text:list-item>
          <text:p text:style-name="P20">Het versienummer van de simulatie.</text:p>
        </text:list-item>
      </text:list>
      <text:p text:style-name="Heading_20_3">Saai recht stuk spoor</text:p>
      <text:p text:style-name="Text_20_body">Het simpelste element is een spoor:</text:p>
      <text:p text:style-name="Text_20_body">r<text:tab/>389<text:tab/>300<text:tab/>40<text:tab/>j</text:p>
      <text:p text:style-name="Text_20_body">r<text:tab/><text:span text:style-name="T4">(R)ail</text:span></text:p>
      <text:p text:style-name="P2">389<text:tab/><text:span text:style-name="T4">Nummer</text:span></text:p>
      <text:p text:style-name="P2"><text:span text:style-name="T5">300<text:tab/></text:span><text:span text:style-name="T4">Lengte</text:span><text:span text:style-name="T5"> in meters</text:span></text:p>
      <text:p text:style-name="P2"><text:span text:style-name="T5">40<text:tab/></text:span><text:span text:style-name="T4">Maximumsnelheid</text:span></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oft-page-break/><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12"><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13"><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Heading_20_3">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text:soft-page-break/>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pan text:style-name="T6">fhU 1<text:tab/></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oft-page-break/><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36539531" text:style-name="L2">
        <text:list-item>
          <text:p text:style-name="P21"><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Verschijn- en verdwijnpunten aangeven</text:p>
      <text:p text:style-name="P4">vs<text:tab/>Farzonur-1<text:tab/>j<text:tab/>435<text:tab/>234<text:tab/>v<text:tab/>r<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100<text:tab/></text:span><text:span text:style-name="T2">Snelheid</text:span><text:span text:style-name="T3">. Een (r)ijdende trein heeft natuurlijk een snelheid.</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oft-page-break/><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6"><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7"><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Text_20_body"><text:soft-page-break/>Tenslotte moeten de overwegen worden opgegeven. Daarbij gaat het alleen om overwegen binnen een emplacement, niet die op de vrije baan. Na het toevoegen van de overwegen moeten de volgende gegevens voor iedere overweg worden toegevoegd:</text:p>
      <text:list xml:id="list36560868" text:style-name="L3">
        <text:list-item>
          <text:p text:style-name="P22">Spoorsecties die de overweg kruisen</text:p>
        </text:list-item>
        <text:list-item>
          <text:p text:style-name="P22">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5"><draw:image xlink:href="Pictures/2000000700003A8C00000FACB681811A.svm" xlink:type="simple" xlink:show="embed" xlink:actuate="onLoad"/></draw:frame></text:p>
      <text:p text:style-name="P1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36564349" text:style-name="L4">
        <text:list-item>
          <text:p text:style-name="P23">wissel A rechtdoor <text:span text:style-name="T17">→</text:span> wissel B <text:s/>rechtdoor</text:p>
        </text:list-item>
        <text:list-item>
          <text:p text:style-name="P23">wissel A afbuigend <text:span text:style-name="T17">→</text:span> stand van wissel B maakt niet uit</text:p>
        </text:list-item>
        <text:list-item>
          <text:p text:style-name="P23">wissel B rechtdoor <text:span text:style-name="T17">→</text:span> stand van wissel A maakt niet uit</text:p>
        </text:list-item>
        <text:list-item>
          <text:p text:style-name="P23">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Text_20_body"><text:span text:style-name="T16">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spa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Text_20_body">Op een overzichtsweergave is te zien:</text:p>
      <text:list xml:id="list36535950" text:style-name="L5">
        <text:list-item>
          <text:p text:style-name="P24"><text:soft-page-break/>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36563901" text:style-name="L6">
        <text:list-item>
          <text:p text:style-name="P25">Seinen, seinnummers en wisselnummers</text:p>
        </text:list-item>
        <text:list-item>
          <text:p text:style-name="P25">Treindetectie-secties</text:p>
        </text:list-item>
        <text:list-item>
          <text:p text:style-name="P25">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5"><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6"><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7"><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36542785" text:style-name="L7">
        <text:list-item>
          <text:p text:style-name="P26">Van:<text:tab/><text:tab/>Welk spoornummer moet als van-spoor worden aangeklikt?</text:p>
        </text:list-item>
        <text:list-item>
          <text:p text:style-name="P26">Naar:<text:tab/><text:tab/>Welk spoornummer moet als naar-spoor worden aangeklikt?</text:p>
        </text:list-item>
        <text:list-item>
          <text:p text:style-name="P26">Trigger:<text:tab/>Als het treinnr. bij dit detectiepunt is, wordt ARI actief. (optioneel)</text:p>
        </text:list-item>
        <text:list-item>
          <text:p text:style-name="P26">TNV-van:<text:tab/>Verplaats het treinnummer van dit detectiepunt...</text:p>
        </text:list-item>
        <text:list-item>
          <text:p text:style-name="P26">TNV-naar:<text:tab/>... naar dit detectiepunt.</text:p>
        </text:list-item>
        <text:list-item>
          <text:p text:style-name="P27">Naar-sein:<text:tab/>Welk sein moet dekking bieden voor een vooruitrijdende trein?</text:p>
        </text:list-item>
        <text:list-item>
          <text:p text:style-name="P27">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8"><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9"><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0"><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1"><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36564730" text:style-name="L8">
        <text:list-item>
          <text:p text:style-name="P28">Fysieke infrastructuur: sporen, wissels, seinen, treindetectie</text:p>
        </text:list-item>
        <text:list-item>
          <text:p text:style-name="P28">Treinen</text:p>
        </text:list-item>
        <text:list-item>
          <text:p text:style-name="P28">Rijrichtingsvelden</text:p>
        </text:list-item>
        <text:list-item>
          <text:p text:style-name="P28">Automatische blokseinen, inclusief meeverplaatsen van treinnummers</text:p>
        </text:list-item>
      </text:list>
      <text:p text:style-name="Text_20_body">De clients zorgen voor:</text:p>
      <text:list xml:id="list36559561" text:style-name="L9">
        <text:list-item>
          <text:p text:style-name="P29">Rijwegen</text:p>
        </text:list-item>
        <text:list-item>
          <text:p text:style-name="P29">Flankbeveiliging </text:p>
        </text:list-item>
        <text:list-item>
          <text:p text:style-name="P29">Approach locking</text:p>
        </text:list-item>
        <text:list-item>
          <text:p text:style-name="P29">Bediende seinen op 'stop' zetten als een trein het sein passeert</text:p>
        </text:list-item>
        <text:list-item>
          <text:p text:style-name="P29">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36534637" text:style-name="L10">
        <text:list-item>
          <text:p text:style-name="P30">zich aanmelden</text:p>
        </text:list-item>
        <text:list-item>
          <text:p text:style-name="P30">seinen en wissels claimen</text:p>
        </text:list-item>
        <text:list-item>
          <text:p text:style-name="P30">verbinding met meetpunten leggen.</text:p>
        </text:list-item>
      </text:list>
      <text:p text:style-name="Text_20_body">Zij alle bediende seinen, en alle wissels vergeven, dan gaat de tijd lopen en gaat de tweede fase in. In deze fase stuurt de client berichten:</text:p>
      <text:list xml:id="list36551817" text:style-name="L11">
        <text:list-item>
          <text:p text:style-name="P31">wanneer een wissel omgezet moet worden</text:p>
        </text:list-item>
        <text:list-item>
          <text:p text:style-name="P31">de stand van een sein aangepast moet worden</text:p>
        </text:list-item>
        <text:list-item>
          <text:p text:style-name="P31"><text:soft-page-break/>een bericht aan een trein gestuurd moet worden</text:p>
        </text:list-item>
        <text:list-item>
          <text:p text:style-name="P31">een bericht aan een medespeler gestuurd moet worden</text:p>
        </text:list-item>
        <text:list-item>
          <text:p text:style-name="P31">treinnummers wijzigen.</text:p>
        </text:list-item>
      </text:list>
      <text:p text:style-name="Text_20_body">De server bericht de client:</text:p>
      <text:list xml:id="list36538016" text:style-name="L12">
        <text:list-item>
          <text:p text:style-name="P32">wanneer een spoor bezet wordt of vrij komt</text:p>
        </text:list-item>
        <text:list-item>
          <text:p text:style-name="P32">wanneer een wissel zijn nieuwe stand heeft aangenomen</text:p>
        </text:list-item>
        <text:list-item>
          <text:p text:style-name="P32">wanneer een wissel vanwege bezet spoor niet van stand veranderd kon worden</text:p>
        </text:list-item>
        <text:list-item>
          <text:p text:style-name="P32">wanneer een sein wegens een passerende trein teruggevallen is naar de stand 'stop'</text:p>
        </text:list-item>
        <text:list-item>
          <text:p text:style-name="P32">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Heading_20_3">Communicatie</text:p>
      <text:p text:style-name="Text_20_body">Treinstatus opvragen:</text:p>
      <text:p text:style-name="P11">tsr:&lt;treinnummer&gt;</text:p>
      <text:p text:style-name="Text_20_body"><text:soft-page-break/>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text:span><text:tab/><text:tab/><text:tab/><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ext:soft-page-break/>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1-12-08T16:45:53.81</dc:date>
    <dc:language>nl-NL</dc:language>
    <meta:editing-cycles>308</meta:editing-cycles>
    <meta:editing-duration>P4DT13H8M56S</meta:editing-duration>
    <meta:document-statistic meta:table-count="0" meta:image-count="18" meta:object-count="0" meta:page-count="21" meta:paragraph-count="362" meta:word-count="4098" meta:character-count="26384"/>
    <meta:user-defined meta:name="Info 1"/>
    <meta:user-defined meta:name="Info 2"/>
    <meta:user-defined meta:name="Info 3"/>
    <meta:user-defined meta:name="Info 4"/>
  </office:meta>
</office:document-meta>
</file>